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inherit" svg:font-family="inherit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>
      <style:text-properties officeooo:paragraph-rsid="0011bea9"/>
    </style:style>
    <style:style style:name="P2" style:family="paragraph" style:parent-style-name="List_20_Paragraph">
      <style:text-properties officeooo:paragraph-rsid="00132b50"/>
    </style:style>
    <style:style style:name="P3" style:family="paragraph" style:parent-style-name="List_20_Paragraph">
      <style:text-properties officeooo:paragraph-rsid="0014b375"/>
    </style:style>
    <style:style style:name="P4" style:family="paragraph" style:parent-style-name="List_20_Paragraph">
      <style:text-properties officeooo:paragraph-rsid="00154132"/>
    </style:style>
    <style:style style:name="P5" style:family="paragraph" style:parent-style-name="List_20_Paragraph">
      <style:text-properties officeooo:paragraph-rsid="0017b2bc"/>
    </style:style>
    <style:style style:name="P6" style:family="paragraph" style:parent-style-name="List_20_Paragraph">
      <style:text-properties officeooo:paragraph-rsid="00132b50" style:font-name-asian="Times New Roman" style:font-name-complex="Calibri1"/>
    </style:style>
    <style:style style:name="P7" style:family="paragraph" style:parent-style-name="List_20_Paragraph">
      <style:text-properties officeooo:paragraph-rsid="0017b2bc" style:font-name-asian="Times New Roman" style:font-name-complex="Calibri1"/>
    </style:style>
    <style:style style:name="P8" style:family="paragraph" style:parent-style-name="List_20_Paragraph">
      <style:text-properties officeooo:paragraph-rsid="00154132" style:font-name-asian="Times New Roman" style:font-name-complex="Calibri1"/>
    </style:style>
    <style:style style:name="P9" style:family="paragraph" style:parent-style-name="List_20_Paragraph">
      <style:text-properties officeooo:paragraph-rsid="0014b375" style:font-name-asian="Times New Roman" style:font-name-complex="Calibri1"/>
    </style:style>
    <style:style style:name="P10" style:family="paragraph" style:parent-style-name="List_20_Paragraph">
      <style:text-properties officeooo:paragraph-rsid="0014b375" fo:background-color="#ffffff" style:font-name-asian="Times New Roman" style:font-name-complex="Calibri1"/>
    </style:style>
    <style:style style:name="P11" style:family="paragraph" style:parent-style-name="List_20_Paragraph">
      <style:text-properties officeooo:paragraph-rsid="00132b50" style:font-name-complex="Calibri1"/>
    </style:style>
    <style:style style:name="P12" style:family="paragraph" style:parent-style-name="List_20_Paragraph" style:list-style-name="WWNum4" style:master-page-name="Standard">
      <style:paragraph-properties style:page-number="auto"/>
      <style:text-properties fo:background-color="#ffffff" style:font-name-asian="Times New Roman" style:font-name-complex="Calibri1"/>
    </style:style>
    <style:style style:name="T1" style:family="text">
      <style:text-properties fo:background-color="#ffffff" loext:char-shading-value="0" style:font-name-asian="Times New Roman" style:font-name-complex="Calibri1"/>
    </style:style>
    <style:style style:name="T2" style:family="text">
      <style:text-properties officeooo:rsid="0017b2bc" fo:background-color="#ffffff" loext:char-shading-value="0" style:font-name-asian="Times New Roman" style:font-name-complex="Calibri1"/>
    </style:style>
    <style:style style:name="T3" style:family="text">
      <style:text-properties style:font-name-asian="Times New Roman" style:font-name-complex="Calibri1"/>
    </style:style>
    <style:style style:name="T4" style:family="text">
      <style:text-properties officeooo:rsid="0014b375" style:font-name-asian="Times New Roman" style:font-name-complex="Calibri1"/>
    </style:style>
    <style:style style:name="T5" style:family="text">
      <style:text-properties officeooo:rsid="00154132" style:font-name-asian="Times New Roman" style:font-name-complex="Calibri1"/>
    </style:style>
    <style:style style:name="T6" style:family="text">
      <style:text-properties officeooo:rsid="0016e8d2" style:font-name-asian="Times New Roman" style:font-name-complex="Calibri1"/>
    </style:style>
    <style:style style:name="T7" style:family="text">
      <style:text-properties officeooo:rsid="0017b2bc" style:font-name-asian="Times New Roman" style:font-name-complex="Calibri1"/>
    </style:style>
    <style:style style:name="T8" style:family="text">
      <style:text-properties style:font-name-complex="Calibri1"/>
    </style:style>
    <style:style style:name="T9" style:family="text">
      <style:text-properties officeooo:rsid="00132b50" style:font-name-complex="Calibri1"/>
    </style:style>
    <style:style style:name="T10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54343701" text:style-name="WWNum4">
        <text:list-item>
          <text:p text:style-name="P12">Write a query in SQL to display the first name, last name, department id, and department name for each employee<text:line-break/></text:p>
        </text:list-item>
      </text:list>
      <text:p text:style-name="P6">Print all employees</text:p>
      <text:p text:style-name="P6"/>
      <text:p text:style-name="P7">create database myEmployeedb;<text:line-break/></text:p>
      <text:p text:style-name="P5"><text:span text:style-name="T3">CREATE TABLE </text:span><text:span text:style-name="T6">E</text:span><text:span text:style-name="T3">mployee</text:span><text:span text:style-name="T6">s </text:span><text:span text:style-name="T3">(</text:span></text:p>
      <text:p text:style-name="P8">id INT <text:s/>PRIMARY KEY, </text:p>
      <text:p text:style-name="P8">first_name VARCHAR(100) , </text:p>
      <text:p text:style-name="P4"><text:span text:style-name="T3">last_name VARCHAR(10</text:span><text:span text:style-name="T5">0</text:span><text:span text:style-name="T3">) , </text:span></text:p>
      <text:p text:style-name="P8">email VARCHAR(100), </text:p>
      <text:p text:style-name="P8">gender VARCHAR(10), </text:p>
      <text:p text:style-name="P8">city VARCHAR(100),</text:p>
      <text:p text:style-name="P8"><text:s/>social VARCHAR(100));</text:p>
      <text:p text:style-name="P6"/>
      <text:p text:style-name="P6"/>
      <text:p text:style-name="P4"><text:span text:style-name="T3">LOAD DATA LOCAL INFILE "/home/user/Downloads/MOCK_DATA (1).csv" INTO TABLE myEmployeedb.</text:span><text:span text:style-name="T6">E</text:span><text:span text:style-name="T3">mployee</text:span><text:span text:style-name="T6">s</text:span><text:span text:style-name="T3"> </text:span></text:p>
      <text:p text:style-name="P8">FIELDS TERMINATED BY ',' </text:p>
      <text:p text:style-name="P8">LINES TERMINATED BY '\n' </text:p>
      <text:p text:style-name="P8">IGNORE 1 LINES </text:p>
      <text:p text:style-name="P4"><text:span text:style-name="T3">(id, first_name, last_name, email, gender, city, soci</text:span><text:span text:style-name="T5">al)</text:span></text:p>
      <text:p text:style-name="P6"/>
      <text:p text:style-name="P9">Print all employees with First_name starting with an A, E, I, O, U</text:p>
      <text:p text:style-name="P9"/>
      <text:p text:style-name="P9">select first_name, last_name </text:p>
      <text:p text:style-name="P3"><text:span text:style-name="T3">from </text:span><text:span text:style-name="T7">E</text:span><text:span text:style-name="T3">mployee</text:span><text:span text:style-name="T7">s</text:span><text:span text:style-name="T3"> </text:span></text:p>
      <text:p text:style-name="P9">where substr(first_name, <text:s/>1, 1) in ('a', 'e', 'i', 'o', 'u');<text:line-break/><text:line-break/></text:p>
      <text:p text:style-name="P10">Write a query in SQL to display the first and last name and city for each employee</text:p>
      <text:p text:style-name="P10"/>
      <text:p text:style-name="P3"><text:span text:style-name="T3">select first_name, last_name , </text:span><text:span text:style-name="T4">city</text:span></text:p>
      <text:p text:style-name="P3"><text:span text:style-name="T1">from </text:span><text:span text:style-name="T2">E</text:span><text:span text:style-name="T1">mployee</text:span><text:span text:style-name="T2">s</text:span><text:span text:style-name="T1">;<text:line-break/></text:span></text:p>
      <text:p text:style-name="P9"/>
      <text:p text:style-name="P9">Where is City is Atlanta, New York, Orlando</text:p>
      <text:p text:style-name="P9"/>
      <text:p text:style-name="P9">select first_name, last_name </text:p>
      <text:p text:style-name="P3"><text:span text:style-name="T3">from </text:span><text:span text:style-name="T7">E</text:span><text:span text:style-name="T3">mployee</text:span><text:span text:style-name="T7">s</text:span><text:span text:style-name="T3"> </text:span></text:p>
      <text:p text:style-name="P9">where city in ("Atlanta","New York", "Orlando");<text:line-break/></text:p>
      <text:p text:style-name="P6"/>
      <text:p text:style-name="P9">Count of employees from each city </text:p>
      <text:p text:style-name="P9"><text:soft-page-break/></text:p>
      <text:p text:style-name="P9">select city, count(*) </text:p>
      <text:p text:style-name="P3"><text:span text:style-name="T3">from </text:span><text:span text:style-name="T7">E</text:span><text:span text:style-name="T3">mployee</text:span><text:span text:style-name="T7">s</text:span></text:p>
      <text:p text:style-name="P9"><text:s/>GROUP BY city;</text:p>
      <text:p text:style-name="P6"/>
      <text:p text:style-name="P6"/>
      <text:p text:style-name="P11"/>
      <text:p text:style-name="P2"><text:span text:style-name="T8">Write a query in SQL to display the first name, </text:span><text:span text:style-name="T9">email</text:span><text:span text:style-name="T8">, and </text:span><text:span text:style-name="T9">social</text:span><text:span text:style-name="T1"> </text:span><text:span text:style-name="T8">for all employees</text:span><text:span text:style-name="T3"><text:line-break/></text:span></text:p>
      <text:p text:style-name="P9">select first_name, email, social </text:p>
      <text:p text:style-name="P9">from employee;</text:p>
      <text:p text:style-name="P6"><text:line-break/></text:p>
      <text:p text:style-name="List_20_Paragraph">Only show the last 4 digits of the Social.</text:p>
      <text:p text:style-name="List_20_Paragraph"/>
      <text:p text:style-name="P3">select substr(social,-4) </text:p>
      <text:p text:style-name="P3"><text:s/>from employee;</text:p>
      <text:p text:style-name="List_20_Paragraph"><text:span text:style-name="Source_20_Text"><text:span text:style-name="T10"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inherit" svg:font-family="inherit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15%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fo:font-weight="bold" style:font-weight-asian="bold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o_20_List_5f_1" style:display-name="No List_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hib Amin</meta:initial-creator>
    <meta:editing-cycles>4</meta:editing-cycles>
    <meta:creation-date>2020-11-05T16:28:00</meta:creation-date>
    <dc:date>2020-11-05T15:39:32.866320669</dc:date>
    <meta:editing-duration>PT34M7S</meta:editing-duration>
    <meta:generator>LibreOffice/6.0.7.3$Linux_X86_64 LibreOffice_project/00m0$Build-3</meta:generator>
    <meta:document-statistic meta:table-count="0" meta:image-count="0" meta:object-count="0" meta:page-count="2" meta:paragraph-count="38" meta:word-count="196" meta:character-count="1299" meta:non-whitespace-character-count="111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